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Ubuntu Mono" svg:font-family="'Ubuntu Mono'" style:font-adornments="Regular" style:font-pitch="fixed"/>
    <style:font-face style:name="FreeMono" svg:font-family="FreeMono" style:font-adornments="Regular" style:font-family-generic="modern" style:font-pitch="fixed"/>
    <style:font-face style:name="Linux Libertine" svg:font-family="'Linux Liberti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3cf315d" officeooo:paragraph-rsid="000aefa7"/>
    </style:style>
    <style:style style:name="P2" style:family="paragraph" style:parent-style-name="Text_20_body">
      <style:text-properties officeooo:rsid="03cf315d" officeooo:paragraph-rsid="000aef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reddit.com/r/edmproduction/comments/b2dnsd/how_to_convert_a_spectrogram_into_audio/eis93vz/" text:style-name="Internet_20_link" text:visited-style-name="Visited_20_Internet_20_Link">https://www.reddit.com/r/edmproduction/comments/b2dnsd/how_to_convert_a_spectrogram_into_audio/eis93vz/</text:a> </text:p>
      <text:p text:style-name="P1">Vertical/Horizontal resolution doesn't matter that much for the FFT. In fact 1080 frequency bins is pretty high frequency resolution, if one pixel maps to one bin (which it probably doesn't).</text:p>
      <text:p text:style-name="P1">Bit depth is an issue but it manifests itself as quantization error, which sucks but it's just noise. Audible for sure (one bit = 6dB of resolution, so 8 bit black and white is 24 dB between signal and noise floor, normalized). Not great but not awful.</text:p>
      <text:p text:style-name="P1">If you know the length in time and sample rate this is like 2-3 lines of code in MATLAB or Python, you get some noise and lose phase information but it's not the end of the world. It would sound meh, but it's a far cry for impossible. Aphex Twin did this like 25 years ago.</text:p>
      <text:p text:style-name="P1">---</text:p>
      <text:p text:style-name="P1">Am I wrong in thinking you would also want to know the FFT's ... at the moment I may not be recalling the correct term, but ... 'buffer' or 'window' size? whether the spectrogram was created with a window of 512, 1024, 2048, 4096, etc, samples?</text:p>
      <text:p text:style-name="P1">In practical use I've noticed the spectrogram's image change significantly from one window size to another and it seems like you would want that information if you were trying to recreate a sound from that image.</text:p>
      <text:p text:style-name="P1">---</text:p>
      <text:p text:style-name="P1">It would be called length or size. Windowing has a bit of implication behind hit.</text:p>
      <text:p text:style-name="P1">Mathematically the length of an FFT doesn't matter. It is an algorithm that computes the DFT (Discrete Fourier Transform) which is one of a family of what are called "orthogonal transforms." The key property in question is losslessness, for there to be an orthogonal transform there must be an inverse transform that perfectly reconstructs the original signal.</text:p>
      <text:p text:style-name="P1">What this means is that in theory, regardless of the length of the transform you can perfectly retrieve the information that was transformed. The size of the transform just dictates the resolution of what you can analyze, the transformed signal contains the same amount of information just in an orthogonal space.</text:p>
      <text:p text:style-name="P1">Theory is different from practice. Spectrograms are made using a function that splits the incoming signal into overlapping frames (meaning one column of of the image overlaps in time with the next column), that have been multiplied by a "windowing" function to reduce artifacts in the transformation. Furthermore, the FFT of a real valued signal maps to a complex valued space, which contains both magnitude and phase information. Spectrograms typically ma08toss out the latter to display the magnitude only.</text:p>
      <text:p text:style-name="P1">So transforming from the spectrogram has three problems. Noise, since images don't have the same bit depth as the audio signal. Size, since you don't know the length in time or frequency of the signal, and phase, since it's been tossed out. However that none of that makes the transformed signal unrecoverable, just altered a bit. If you make some guesses it's not too bad.</text:p>
      <text:p text:style-name="P1">Like I said, this kind of thing has been done befo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Ubuntu Mono" svg:font-family="'Ubuntu Mono'" style:font-adornments="Regular" style:font-pitch="fixed"/>
    <style:font-face style:name="FreeMono" svg:font-family="FreeMono" style:font-adornments="Regular" style:font-family-generic="modern" style:font-pitch="fixed"/>
    <style:font-face style:name="Linux Libertine" svg:font-family="'Linux Liberti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font-size="11pt" style:font-size-asian="9.60000038146973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Code" style:family="paragraph" style:parent-style-name="Text_20_body">
      <loext:graphic-properties draw:fill="solid" draw:fill-color="#dddddd" draw:opacity="100%"/>
      <style:paragraph-properties fo:margin-left="1cm" fo:margin-right="0cm" fo:margin-top="0cm" fo:margin-bottom="0.3cm" style:contextual-spacing="true" fo:line-height="100%" fo:text-align="start" style:justify-single-word="false" fo:orphans="2" fo:widows="2" fo:text-indent="0cm" style:auto-text-indent="false" fo:background-color="#dddddd" fo:padding="0cm" fo:border="none" style:shadow="none" style:writing-mode="page"/>
      <style:text-properties fo:color="#610506" loext:opacity="100%" style:font-name="Ubuntu Mono" fo:font-family="'Ubuntu Mono'" style:font-style-name="Regular" style:font-pitch="fixed" fo:font-size="9pt" officeooo:rsid="002f5ecf" fo:background-color="#dddddd" style:font-size-asian="8pt" style:font-size-complex="8pt"/>
    </style:style>
    <style:style style:name="Code_5f_output" style:display-name="Code_output" style:family="paragraph" style:parent-style-name="Text_20_body" style:master-page-name="">
      <loext:graphic-properties draw:fill="solid" draw:fill-color="#eeeeee"/>
      <style:paragraph-properties fo:margin-left="1.499cm" fo:margin-right="0cm" fo:margin-top="0cm" fo:margin-bottom="0.199cm" style:contextual-spacing="true" fo:line-height="115%" fo:text-align="start" style:justify-single-word="false" fo:hyphenation-ladder-count="no-limit" fo:text-indent="0cm" style:auto-text-indent="false" style:page-number="auto" fo:background-color="#eeeeee"/>
      <style:text-properties style:font-name="FreeMono" fo:font-family="FreeMono" style:font-style-name="Regular" style:font-family-generic="modern" style:font-pitch="fixed" fo:font-size="9pt" fo:hyphenate="tru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title="User-defined">
      <number:year number:style="long"/>
      <number:month number:style="long"/>
      <number:day number:style="long"/>
    </number:date-style>
  </office:styles>
  <office:automatic-styles>
    <style:page-layout style:name="Mpm1">
      <style:page-layout-properties fo:page-width="21.001cm" fo:page-height="29.7cm" style:num-format="1" style:print-orientation="portrait" fo:margin-top="2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6T02:06:00.513816103</meta:creation-date>
    <dc:title>Default_new</dc:title>
    <meta:editing-duration>PT1M30S</meta:editing-duration>
    <meta:editing-cycles>2</meta:editing-cycles>
    <meta:generator>LibreOffice/7.0.3.1$Linux_X86_64 LibreOffice_project/00$Build-1</meta:generator>
    <dc:date>2021-03-26T02:07:30.618439958</dc:date>
    <meta:document-statistic meta:table-count="0" meta:image-count="0" meta:object-count="0" meta:page-count="1" meta:paragraph-count="14" meta:word-count="496" meta:character-count="2970" meta:non-whitespace-character-count="2487"/>
    <meta:template xlink:type="simple" xlink:actuate="onRequest" xlink:title="Default_new" xlink:href="../../../../../home/findux/.config/libreoffice/4/user/template/Default_new.ott" meta:date="2021-03-26T02:06:00.121534872"/>
  </office:meta>
</office:document-meta>
</file>